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.select( String nam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lect( String name , option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option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setMultiple( boolean multi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sel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